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ayoutableRendererBaseWrapper.getMinimumWidth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ableRendererBaseWrapper.getMinimumHeight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ableRendererBaseWrapper.getMinimumSize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ableRendererBaseWrapper.getHeaderHeight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ableRendererBaseWrapper.getFixedHeight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ableRendererBaseWrapper.getPaddingWidth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ableRendererBaseWrapper.getFixedWidth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ableRendererBaseWrapper.getComponentExtraHeight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ableRendererBaseWrapper.getPaddingHeight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ableRendererBaseWrapper.getComponentExtraWidth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ableRendererBaseWrapper.layoutEnd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ableRendererBaseWrapper.layoutBegin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ableRendererBaseWrapper.getLayoutableRenderer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